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6.096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sudoku name</text:p>
          </table:table-cell>
          <table:table-cell office:value-type="string" table:style-name="ce2">
            <text:p>μ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pres_2024-05_018.txt</text:p>
          </table:table-cell>
          <table:table-cell office:value-type="float" office:value="1318" table:style-name="ce1">
            <text:p>1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pres_2024-05_012.txt</text:p>
          </table:table-cell>
          <table:table-cell office:value-type="float" office:value="6129" table:style-name="ce1">
            <text:p>6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pres_2024-05_010.txt</text:p>
          </table:table-cell>
          <table:table-cell office:value-type="float" office:value="12458" table:style-name="ce1">
            <text:p>12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pres_2024-05_016.txt</text:p>
          </table:table-cell>
          <table:table-cell office:value-type="float" office:value="1363" table:style-name="ce1">
            <text:p>1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pres_2024-05_006.txt</text:p>
          </table:table-cell>
          <table:table-cell office:value-type="float" office:value="12825" table:style-name="ce1">
            <text:p>12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pres_2024-05_002.txt</text:p>
          </table:table-cell>
          <table:table-cell office:value-type="float" office:value="12829" table:style-name="ce1">
            <text:p>12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pres_2024-05_004.txt</text:p>
          </table:table-cell>
          <table:table-cell office:value-type="float" office:value="12803" table:style-name="ce1">
            <text:p>12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pres_2024-05_008.txt</text:p>
          </table:table-cell>
          <table:table-cell office:value-type="float" office:value="24955" table:style-name="ce1">
            <text:p>249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pres_2024-05_020.txt</text:p>
          </table:table-cell>
          <table:table-cell office:value-type="float" office:value="239" table:style-name="ce1">
            <text:p>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Telpres_2024-05_030.txt</text:p>
          </table:table-cell>
          <table:table-cell office:value-type="float" office:value="1711" table:style-name="ce1">
            <text:p>171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86630" table:formula="of:=SUM([.B2:.B11])" table:style-name="ce1">
            <text:p>86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erall</text:p>
          </table:table-cell>
          <table:table-cell office:value-type="float" office:value="53566" table:style-name="ce1">
            <text:p>53566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Hynek Frauenberg</meta:initial-creator>
    <dc:creator>Hynek Frauenberg</dc:creator>
    <meta:creation-date>2024-11-27T15:21:50Z</meta:creation-date>
    <dc:date>2024-11-27T15:24:59Z</dc:date>
    <meta:editing-duration>PT0S</meta:editing-duration>
  </office:meta>
</office:document-meta>
</file>